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8.498cm" style:rel-column-width="32767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9" style:family="table-row">
      <style:table-row-properties style:min-row-height="0.683cm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008000"/>
    </style:style>
    <style:style style:name="P10" style:family="paragraph" style:parent-style-name="Table_20_Contents">
      <style:paragraph-properties fo:text-align="start" style:justify-single-word="false"/>
      <style:text-properties fo:color="#b84700"/>
    </style:style>
    <style:style style:name="P11" style:family="paragraph" style:parent-style-name="Table_20_Contents">
      <style:paragraph-properties fo:text-align="start" style:justify-single-word="false"/>
      <style:text-properties fo:color="#000000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9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b84700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43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87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307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74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1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05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486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22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WL API</text:p>
      <text:p text:style-name="P1"/>
      <text:list text:style-name="L1">
        <text:list-item>
          <text:p text:style-name="P2">API pro OWL 2</text:p>
        </text:list-item>
        <text:list-item>
          <text:p text:style-name="P2">RDF/XML parser a writer</text:p>
        </text:list-item>
        <text:list-item>
          <text:p text:style-name="P2">OWL/XML parser a writer</text:p>
        </text:list-item>
      </text:list>
      <text:p text:style-name="P3"/>
      <text:list text:style-name="L2">
        <text:list-item>
          <text:p text:style-name="P4">OWL featury - asi vše co OWL 2 nabízí (nebudu to vyjmenovávat)</text:p>
        </text:list-item>
        <text:list-item>
          <text:p text:style-name="P4">pravděpodobně se bude dále vyvíjet</text:p>
        </text:list-item>
        <text:list-item>
          <text:p text:style-name="P4">výstup vypadá trochu více podobně článku(UML vs OWL) než výstup JenaBean</text:p>
        </text:list-item>
        <text:list-item>
          <text:p text:style-name="P4">(University of Manchester)</text:p>
        </text:list-item>
      </text:list>
      <text:list text:style-name="L3">
        <text:list-item>
          <text:p text:style-name="P5"/>
        </text:list-item>
        <text:list-item>
          <text:p text:style-name="P5">dokumentace – pár příkladů + celkem obsáhlý Javadoc (ale nic víc)</text:p>
        </text:list-item>
        <text:list-item>
          <text:p text:style-name="P5">práce s nástrojem = hodně pokusů než se podaří sestavit cílený model</text:p>
        </text:list-item>
        <text:list-item>
          <text:p text:style-name="P5">rozsahem (počet tříd) podobné Jena</text:p>
        </text:list-item>
        <text:list-item>
          <text:p text:style-name="P5">open source (Apache licence)</text:p>
          <text:p text:style-name="P5"/>
          <text:p text:style-name="P5"/>
        </text:list-item>
      </text:list>
      <text:p text:style-name="P3"/>
      <text:p text:style-name="P3"/>
      <text:p text:style-name="P6">Srovnání JenaBean(Jena) vs “OwlBean“(OWL API)</text:p>
      <text:p text:style-name="P1"/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7">JenaBean(Jena)</text:p>
          </table:table-cell>
          <table:table-cell table:style-name="Tabulka1.B1" office:value-type="string">
            <text:p text:style-name="P7">OwlBean(potenciální nadstavba OWL API)</text:p>
          </table:table-cell>
        </table:table-row>
        <table:table-row>
          <table:table-cell table:style-name="Tabulka1.A2" office:value-type="string">
            <text:p text:style-name="P8"><text:span text:style-name="T1">Podporuje RDF/OWL</text:span></text:p>
          </table:table-cell>
          <table:table-cell table:style-name="Tabulka1.B2" office:value-type="string">
            <text:p text:style-name="P9">Podporuje RDF/OWL 2</text:p>
          </table:table-cell>
        </table:table-row>
        <table:table-row>
          <table:table-cell table:style-name="Tabulka1.A2" office:value-type="string">
            <text:p text:style-name="P10">Výstup nástroje po částech odpovídá standardům W3C, po následné transformaci OWL API je blíže OWL XML zápisu, ale neodpovídá doporučení v článku (OWL-UML)</text:p>
          </table:table-cell>
          <table:table-cell table:style-name="Tabulka1.B2" office:value-type="string">
            <text:p text:style-name="P9">Výstup nástroje bez další transformace odpovídá doporučení v článku (OWL-UML)</text:p>
          </table:table-cell>
        </table:table-row>
        <table:table-row>
          <table:table-cell table:style-name="Tabulka1.A2" office:value-type="string">
            <text:p text:style-name="P10">API obsahuje OWL features, ale ve výstupu se některé nezobrazují správně (cardinality)</text:p>
          </table:table-cell>
          <table:table-cell table:style-name="Tabulka1.B2" office:value-type="string">
            <text:p text:style-name="P9">Api obsahuje prvděpodobně všechny OWL 2 features</text:p>
          </table:table-cell>
        </table:table-row>
        <table:table-row>
          <table:table-cell table:style-name="Tabulka1.A2" office:value-type="string">
            <text:p text:style-name="P10">Nástroj se pravděpodobně už nebude dále vyvíjet</text:p>
          </table:table-cell>
          <table:table-cell table:style-name="Tabulka1.B2" office:value-type="string">
            <text:p text:style-name="P9">Nástroj by se měl vyvíjet i nadále</text:p>
          </table:table-cell>
        </table:table-row>
        <table:table-row>
          <table:table-cell table:style-name="Tabulka1.A2" office:value-type="string">
            <text:p text:style-name="P10">Mapování POJO na OWL(RDF) – není jasné zda je správné popř. zda vyhovuje našim požadavkům (mapovat Class-&gt;Class ?)</text:p>
          </table:table-cell>
          <table:table-cell table:style-name="Tabulka1.B2" office:value-type="string">
            <text:p text:style-name="P9">Možnost určit si vlastní způsob mapování dle standardu popř. dle vlastních potřeb</text:p>
          </table:table-cell>
        </table:table-row>
        <table:table-row>
          <table:table-cell table:style-name="Tabulka1.A2" office:value-type="string">
            <text:p text:style-name="P9">Nástroj hotový a funkční, možnost doimplementovat další OWL features ale, dál už není rozšiřitelný</text:p>
          </table:table-cell>
          <table:table-cell table:style-name="Tabulka1.B2" office:value-type="string">
            <text:p text:style-name="P10">Nástroj (nadstavbu)je potřeba kompletně navrhnou a implementovat</text:p>
          </table:table-cell>
        </table:table-row>
        <table:table-row>
          <table:table-cell table:style-name="Tabulka1.A2" office:value-type="string">
            <text:p text:style-name="P8">Jena – rozsáhlá dokumentace Javadoc, Jenabean téměř žádná</text:p>
          </table:table-cell>
          <table:table-cell table:style-name="Tabulka1.B2" office:value-type="string">
            <text:p text:style-name="P8">Nástroj má obsáhlou Javadoc dokumentaci</text:p>
          </table:table-cell>
        </table:table-row>
        <table:table-row table:style-name="Tabulka1.9">
          <table:table-cell table:style-name="Tabulka1.A2" office:value-type="string">
            <text:p text:style-name="P8">Performance?</text:p>
          </table:table-cell>
          <table:table-cell table:style-name="Tabulka1.B2" office:value-type="string">
            <text:p text:style-name="P11">Performance?</text:p>
          </table:table-cell>
        </table:table-row>
        <table:table-row>
          <table:table-cell table:style-name="Tabulka1.A2" office:value-type="string">
            <text:p text:style-name="P8"/>
          </table:table-cell>
          <table:table-cell table:style-name="Tabulka1.B2" office:value-type="string">
            <text:p text:style-name="P10">Asi si kopu hrob</text:p>
          </table:table-cell>
        </table:table-row>
      </table:table>
      <text:p text:style-name="P3"/>
      <text:p text:style-name="P3">????? Jak moc se pospíchá na funkční nástroj, popř. postačuje prozatimní JenaBean s možností vyvíjet jeho náhradu</text:p>
      <text:p text:style-name="P3"/>
      <text:p text:style-name="P3"/>
      <text:p text:style-name="P3"/>
      <text:p text:style-name="P12">Vytvoření nadstavby “OwlBean“ pro OWL API</text:p>
      <text:p text:style-name="P3"/>
      <text:p text:style-name="P3">- Jena a OWL API jsou principielně stejné nástroje, jejichž API využívá nástroj pro mapování POJO</text:p>
      <text:p text:style-name="P3">-&gt; pokud se podařilo vytvořit JenaBean proč by nešlo vytvořit OwlBean</text:p>
      <text:p text:style-name="P3"/>
      <text:list text:style-name="L4">
        <text:list-item>
          <text:p text:style-name="P13">nutnost navrhovat a implementovat kompletní nástroj</text:p>
        </text:list-item>
        <text:list-item>
          <text:p text:style-name="P13">není 100% jisté že půjde zrealizovat </text:p>
        </text:list-item>
        <text:list-item>
          <text:p text:style-name="P13">performance?</text:p>
        </text:list-item>
      </text:list>
      <text:p text:style-name="P3"/>
      <text:p text:style-name="P3">Potřeba:</text:p>
      <text:list text:style-name="L5">
        <text:list-item>
          <text:p text:style-name="P14">nastudovat podrobně OWL 2</text:p>
        </text:list-item>
        <text:list-item>
          <text:p text:style-name="P14">nastudovat a vymyslet způsob mapování OOP (ERA model) na OWL</text:p>
        </text:list-item>
        <text:list-item>
          <text:p text:style-name="P14">implementovat samotné mapování pro defaultní POJO třídy (bez jakýchkoliv anotací) a na základě získaných dat konstruovat model, který se bude následně exportovat (XML výstup)</text:p>
        </text:list-item>
        <text:list-item>
          <text:p text:style-name="P14">rozmyslet požadavky na OWL features, ontologie a úpravu mapování užitím anotací POJO – budou stačit pouze Java anotace?</text:p>
        </text:list-item>
        <text:list-item>
          <text:p text:style-name="P14">Předchozí řádek implementovat</text:p>
        </text:list-item>
      </text:list>
      <text:p text:style-name="P3"/>
      <text:p text:style-name="P3"/>
      <text:p text:style-name="P3">Výsledkem by mohl být nástroj „ušitý na míru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ildas</meta:initial-creator>
    <meta:creation-date>2011-10-18T14:43:19</meta:creation-date>
    <dc:creator>Fildas</dc:creator>
    <dc:date>2011-10-18T23:07:38</dc:date>
    <dc:language>cs-CZ</dc:language>
    <meta:editing-cycles>5</meta:editing-cycles>
    <meta:editing-duration>PT8H24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6" meta:word-count="362" meta:character-count="2407"/>
  </office:meta>
</office:document-meta>
</file>